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268.63mm" svg:height="143.44mm" svg:x="158.23mm" svg:y="4.52mm">
            <draw:object draw:notify-on-update-of-ranges="Φύλλο1.A2:Φύλλο1.A25 Φύλλο1.C1:Φύλλο1.C1 Φύλλο1.C2:Φύλλο1.C25 Φύλλο1.D1:Φύλλο1.D1 Φύλλο1.D2:Φύλλο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3" office:value-type="string" calcext:value-type="string">
            <text:p>elements QTY</text:p>
          </table:table-cell>
          <table:table-cell table:style-name="ce3" office:value-type="string" calcext:value-type="string">
            <text:p>Time elasped(sec)</text:p>
          </table:table-cell>
          <table:table-cell table:style-name="ce6" office:value-type="string" calcext:value-type="string">
            <text:p><text:span text:style-name="T1">Measured</text:span> increase</text:p>
          </table:table-cell>
          <table:table-cell table:style-name="ce6" office:value-type="string" calcext:value-type="string">
            <text:p>Theoretical increase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001" calcext:value-type="float">
            <text:p>1E-06</text:p>
          </table:table-cell>
          <table:table-cell table:style-name="ce7" table:formula="of:=[.B2]/[.B2]" office:value-type="percentage" office:value="1" calcext:value-type="percentage">
            <text:p>1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0.000001" calcext:value-type="float">
            <text:p>1E-06</text:p>
          </table:table-cell>
          <table:table-cell table:style-name="ce7" table:formula="of:=[.B3]/[.B2]" office:value-type="percentage" office:value="1" calcext:value-type="percentage">
            <text:p>1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00001" calcext:value-type="float">
            <text:p>1E-06</text:p>
          </table:table-cell>
          <table:table-cell table:style-name="ce7" table:formula="of:=[.B4]/[.B3]" office:value-type="percentage" office:value="1" calcext:value-type="percentage">
            <text:p>1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000001" calcext:value-type="float">
            <text:p>1E-06</text:p>
          </table:table-cell>
          <table:table-cell table:style-name="ce7" table:formula="of:=[.B5]/[.B4]" office:value-type="percentage" office:value="1" calcext:value-type="percentage">
            <text:p>1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000003" calcext:value-type="float">
            <text:p>3E-06</text:p>
          </table:table-cell>
          <table:table-cell table:style-name="ce7" table:formula="of:=[.B6]/[.B5]" office:value-type="percentage" office:value="3" calcext:value-type="percentage">
            <text:p>3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000008" calcext:value-type="float">
            <text:p>8E-06</text:p>
          </table:table-cell>
          <table:table-cell table:style-name="ce7" table:formula="of:=[.B7]/[.B6]" office:value-type="percentage" office:value="2.66666666666667" calcext:value-type="percentage">
            <text:p>266,67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0.000013" calcext:value-type="float">
            <text:p>1,3E-05</text:p>
          </table:table-cell>
          <table:table-cell table:style-name="ce7" table:formula="of:=[.B8]/[.B7]" office:value-type="percentage" office:value="1.625" calcext:value-type="percentage">
            <text:p>162,5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0.000024" calcext:value-type="float">
            <text:p>2,4E-05</text:p>
          </table:table-cell>
          <table:table-cell table:style-name="ce7" table:formula="of:=[.B9]/[.B8]" office:value-type="percentage" office:value="1.84615384615385" calcext:value-type="percentage">
            <text:p>184,62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000048" calcext:value-type="float">
            <text:p>4,8E-05</text:p>
          </table:table-cell>
          <table:table-cell table:style-name="ce7" table:formula="of:=[.B10]/[.B9]" office:value-type="percentage" office:value="2" calcext:value-type="percentage">
            <text:p>2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000096" calcext:value-type="float">
            <text:p>9,6E-05</text:p>
          </table:table-cell>
          <table:table-cell table:style-name="ce7" table:formula="of:=[.B11]/[.B10]" office:value-type="percentage" office:value="2" calcext:value-type="percentage">
            <text:p>200,00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0.000189" calcext:value-type="float">
            <text:p>0,000189</text:p>
          </table:table-cell>
          <table:table-cell table:style-name="ce7" table:formula="of:=[.B12]/[.B11]" office:value-type="percentage" office:value="1.96875" calcext:value-type="percentage">
            <text:p>196,88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0.000393" calcext:value-type="float">
            <text:p>0,000393</text:p>
          </table:table-cell>
          <table:table-cell table:style-name="ce7" table:formula="of:=[.B13]/[.B12]" office:value-type="percentage" office:value="2.07936507936508" calcext:value-type="percentage">
            <text:p>207,94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16384" calcext:value-type="float">
            <text:p>16384</text:p>
          </table:table-cell>
          <table:table-cell table:style-name="ce4" office:value-type="float" office:value="0.000757" calcext:value-type="float">
            <text:p>0,000757</text:p>
          </table:table-cell>
          <table:table-cell table:style-name="ce7" table:formula="of:=[.B14]/[.B13]" office:value-type="percentage" office:value="1.92620865139949" calcext:value-type="percentage">
            <text:p>192,62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32768" calcext:value-type="float">
            <text:p>32768</text:p>
          </table:table-cell>
          <table:table-cell table:style-name="ce4" office:value-type="float" office:value="0.001548" calcext:value-type="float">
            <text:p>0,001548</text:p>
          </table:table-cell>
          <table:table-cell table:style-name="ce7" table:formula="of:=[.B15]/[.B14]" office:value-type="percentage" office:value="2.0449141347424" calcext:value-type="percentage">
            <text:p>204,49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0.002659" calcext:value-type="float">
            <text:p>0,002659</text:p>
          </table:table-cell>
          <table:table-cell table:style-name="ce7" table:formula="of:=[.B16]/[.B15]" office:value-type="percentage" office:value="1.71770025839793" calcext:value-type="percentage">
            <text:p>171,77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4" office:value-type="float" office:value="0.005128" calcext:value-type="float">
            <text:p>0,005128</text:p>
          </table:table-cell>
          <table:table-cell table:style-name="ce7" table:formula="of:=[.B17]/[.B16]" office:value-type="percentage" office:value="1.92854456562618" calcext:value-type="percentage">
            <text:p>192,85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262144" calcext:value-type="float">
            <text:p>262144</text:p>
          </table:table-cell>
          <table:table-cell table:style-name="ce4" office:value-type="float" office:value="0.011812" calcext:value-type="float">
            <text:p>0,011812</text:p>
          </table:table-cell>
          <table:table-cell table:style-name="ce7" table:formula="of:=[.B18]/[.B17]" office:value-type="percentage" office:value="2.30343213728549" calcext:value-type="percentage">
            <text:p>230,34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4" office:value-type="float" office:value="0.041148" calcext:value-type="float">
            <text:p>0,041148</text:p>
          </table:table-cell>
          <table:table-cell table:style-name="ce7" table:formula="of:=[.B19]/[.B18]" office:value-type="percentage" office:value="3.48357602438198" calcext:value-type="percentage">
            <text:p>348,36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1048576" calcext:value-type="float">
            <text:p>1048576</text:p>
          </table:table-cell>
          <table:table-cell table:style-name="ce4" office:value-type="float" office:value="0.079634" calcext:value-type="float">
            <text:p>0,079634</text:p>
          </table:table-cell>
          <table:table-cell table:style-name="ce7" table:formula="of:=[.B20]/[.B19]" office:value-type="percentage" office:value="1.93530669777389" calcext:value-type="percentage">
            <text:p>193,53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4" office:value-type="float" office:value="0.155262" calcext:value-type="float">
            <text:p>0,155262</text:p>
          </table:table-cell>
          <table:table-cell table:style-name="ce7" table:formula="of:=[.B21]/[.B20]" office:value-type="percentage" office:value="1.94969485395685" calcext:value-type="percentage">
            <text:p>194,97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4194304" calcext:value-type="float">
            <text:p>4194304</text:p>
          </table:table-cell>
          <table:table-cell table:style-name="ce4" office:value-type="float" office:value="0.310338" calcext:value-type="float">
            <text:p>0,310338</text:p>
          </table:table-cell>
          <table:table-cell table:style-name="ce7" table:formula="of:=[.B22]/[.B21]" office:value-type="percentage" office:value="1.99880202496425" calcext:value-type="percentage">
            <text:p>199,88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0.619577" calcext:value-type="float">
            <text:p>0,619577</text:p>
          </table:table-cell>
          <table:table-cell table:style-name="ce7" table:formula="of:=[.B23]/[.B22]" office:value-type="percentage" office:value="1.99645869986917" calcext:value-type="percentage">
            <text:p>199,65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16777216" calcext:value-type="float">
            <text:p>16777216</text:p>
          </table:table-cell>
          <table:table-cell table:style-name="ce4" office:value-type="float" office:value="1.19298" calcext:value-type="float">
            <text:p>1,19298</text:p>
          </table:table-cell>
          <table:table-cell table:style-name="ce7" table:formula="of:=[.B24]/[.B23]" office:value-type="percentage" office:value="1.92547496114284" calcext:value-type="percentage">
            <text:p>192,55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4" office:value-type="float" office:value="2.465597" calcext:value-type="float">
            <text:p>2,465597</text:p>
          </table:table-cell>
          <table:table-cell table:style-name="ce7" table:formula="of:=[.B25]/[.B24]" office:value-type="percentage" office:value="2.06675468155376" calcext:value-type="percentage">
            <text:p>206,68%</text:p>
          </table:table-cell>
          <table:table-cell table:style-name="ce7" table:formula="of:=2" office:value-type="percentage" office:value="2" calcext:value-type="percentage">
            <text:p>200,00%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7:52:18.099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4:14:31.973000000</meta:creation-date>
    <dc:date>2019-07-21T17:54:11.349000000</dc:date>
    <meta:editing-duration>PT8M22S</meta:editing-duration>
    <meta:editing-cycles>4</meta:editing-cycles>
    <meta:generator>LibreOffice/6.1.5.2$Windows_X86_64 LibreOffice_project/90f8dcf33c87b3705e78202e3df5142b201bd805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64cm" svg:height="14.345cm" xlink:href=".." xlink:type="simple" chart:class="chart:line" chart:style-name="ch1">
        <chart:legend chart:legend-position="bottom" svg:x="9.295cm" svg:y="13.746cm" style:legend-expansion="wide" chart:style-name="ch2"/>
        <chart:plot-area chart:style-name="ch3" table:cell-range-address="Φύλλο1.A2:Φύλλο1.A25 Φύλλο1.C1:Φύλλο1.D25" chart:data-source-has-labels="both" svg:x="0.537cm" svg:y="0.286cm" svg:width="25.79cm" svg:height="12.99cm">
          <chartooo:coordinate-region svg:x="2.137cm" svg:y="0.286cm" svg:width="24.049cm" svg:height="11.213cm"/>
          <chart:axis chart:dimension="x" chart:name="primary-x" chart:style-name="ch4" chartooo:axis-type="auto">
            <chartooo:date-scale/>
            <chart:categories table:cell-range-address="Φύλλο1.A2:Φύλλο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2:Φύλλο1.C25" chart:label-cell-address="Φύλλο1.C1:Φύλλο1.C1" chart:class="chart:line">
            <chart:data-point chart:repeated="24"/>
          </chart:series>
          <chart:series chart:style-name="ch8" chart:values-cell-range-address="Φύλλο1.D2:Φύλλο1.D25" chart:label-cell-address="Φύλλο1.D1:Φύλλο1.D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 increase</text:p>
                <draw:g>
                  <svg:desc>Φύλλο1.C1:Φύλλο1.C1</svg:desc>
                </draw:g>
              </table:table-cell>
              <table:table-cell office:value-type="string">
                <text:p>Theoretical increase</text:p>
                <draw:g>
                  <svg:desc>Φύλλο1.D1:Φύλλο1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Φύλλο1.A2:Φύλλο1.A25</svg:desc>
                </draw:g>
              </table:table-cell>
              <table:table-cell office:value-type="float" office:value="1">
                <text:p>1</text:p>
                <draw:g>
                  <svg:desc>Φύλλο1.C2:Φύλλο1.C25</svg:desc>
                </draw:g>
              </table:table-cell>
              <table:table-cell office:value-type="float" office:value="2">
                <text:p>2</text:p>
                <draw:g>
                  <svg:desc>Φύλλο1.D2:Φύλλο1.D2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625">
                <text:p>1.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96875">
                <text:p>1.96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07936507936508">
                <text:p>2.07936507936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92620865139949">
                <text:p>1.92620865139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.0449141347424">
                <text:p>2.0449141347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.71770025839793">
                <text:p>1.71770025839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.92854456562618">
                <text:p>1.92854456562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.30343213728549">
                <text:p>2.30343213728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.48357602438198">
                <text:p>3.48357602438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.93530669777389">
                <text:p>1.93530669777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.94969485395685">
                <text:p>1.94969485395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.99880202496425">
                <text:p>1.99880202496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.99645869986917">
                <text:p>1.99645869986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.92547496114284">
                <text:p>1.92547496114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.06675468155376">
                <text:p>2.0667546815537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